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7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3.0264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2.7799in"/>
    </style:style>
    <style:style style:name="co7" style:family="table-column">
      <style:table-column-properties fo:break-before="auto" style:column-width="1.772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5929in"/>
    </style:style>
    <style:style style:name="co12" style:family="table-column">
      <style:table-column-properties fo:break-before="auto" style:column-width="0.4854in"/>
    </style:style>
    <style:style style:name="co13" style:family="table-column">
      <style:table-column-properties fo:break-before="auto" style:column-width="0.7102in"/>
    </style:style>
    <style:style style:name="co14" style:family="table-column">
      <style:table-column-properties fo:break-before="auto" style:column-width="0.442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0603KRX5R5BB475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5R5BB475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4.7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21A475KLCLQNC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Samsung Electro-Mechanics America, Inc.</text:p>
          </table:table-cell>
          <table:table-cell office:value-type="string" calcext:value-type="string">
            <text:p>CL21A475KLCLQNC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4.70 µF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5 C16 C2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.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0603KRX7R9BB682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682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6.8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2 C1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8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C2 C20 C21 C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20%</text:p>
          </table:table-cell>
          <table:table-cell/>
          <table:table-cell office:value-type="string" calcext:value-type="string">
            <text:p>22.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0 C11 C13 C19 C22 C23 C25 C26 C27 C4 C5 C6 C7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8 C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2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TB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TB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Main:SOD3717X135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ED1 DLED2 DLED3 DLE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COMMON</text:p>
          </table:table-cell>
          <table:table-cell table:number-columns-repeated="6"/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DLE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J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RECEPTACLE</text:p>
          </table:table-cell>
          <table:table-cell office:value-type="string" calcext:value-type="string">
            <text:p>Main:USB_B_RECEPTACLE</text:p>
          </table:table-cell>
          <table:table-cell/>
          <table:table-cell office:value-type="string" calcext:value-type="string">
            <text:p>On Shore Technology Inc.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0 J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_A_RECEPTACLE</text:p>
          </table:table-cell>
          <table:table-cell office:value-type="string" calcext:value-type="string">
            <text:p>Main:USB_A_RECEPTACLE</text:p>
          </table:table-cell>
          <table:table-cell/>
          <table:table-cell office:value-type="string" calcext:value-type="string">
            <text:p>Amphenol Commercial Products</text:p>
          </table:table-cell>
          <table:table-cell office:value-type="string" calcext:value-type="string">
            <text:p>UE27AC54100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420P-02X04-CPU</text:p>
          </table:table-cell>
          <table:table-cell office:value-type="string" calcext:value-type="string">
            <text:p>Main:SOCKET420P-02X04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1586042-8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 J10 J11 J12 J13 J14 J15 J2 J3 J4 J5 J6 J7 J8 J9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8 J8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Harwin Inc.</text:p>
          </table:table-cell>
          <table:table-cell office:value-type="string" calcext:value-type="string">
            <text:p>M20-9990246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_SRN4026-2R2Y</text:p>
          </table:table-cell>
          <table:table-cell office:value-type="string" calcext:value-type="string">
            <text:p>Main:INDP400400X250</text:p>
          </table:table-cell>
          <table:table-cell/>
          <table:table-cell office:value-type="string" calcext:value-type="string">
            <text:p>Bourns Inc.</text:p>
          </table:table-cell>
          <table:table-cell office:value-type="string" calcext:value-type="string">
            <text:p>SRN4026-2R2Y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Ohms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Wurth Electronics Inc</text:p>
          </table:table-cell>
          <table:table-cell office:value-type="float" office:value="742792651" calcext:value-type="float">
            <text:p>742792651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_SRN6045TA-4R7M</text:p>
          </table:table-cell>
          <table:table-cell office:value-type="string" calcext:value-type="string">
            <text:p>Main:INDP600600X420</text:p>
          </table:table-cell>
          <table:table-cell/>
          <table:table-cell office:value-type="string" calcext:value-type="string">
            <text:p>Bourns Inc.</text:p>
          </table:table-cell>
          <table:table-cell office:value-type="string" calcext:value-type="string">
            <text:p>SRN6045TA-4R7M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D_DM3AT-SF-PEJM5</text:p>
          </table:table-cell>
          <table:table-cell office:value-type="string" calcext:value-type="string">
            <text:p>Main:MICROSD_RECEPTACLE_2</text:p>
          </table:table-cell>
          <table:table-cell/>
          <table:table-cell office:value-type="string" calcext:value-type="string">
            <text:p>Hirose Electric Co Ltd</text:p>
          </table:table-cell>
          <table:table-cell office:value-type="string" calcext:value-type="string">
            <text:p>DM3AT-SF-PEJM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G2305UX-7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DMG2305UX-7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MN1R2-30YLC</text:p>
          </table:table-cell>
          <table:table-cell office:value-type="string" calcext:value-type="string">
            <text:p>Main:SOT127P500X110-5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PSMN1R2-30YLC,11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3 Q5 Q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PNP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4403LT3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2222ALT3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 R2 R3 R4 R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 R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33.2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5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51K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51K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51.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9K76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9K76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9.76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ENSE_WSL3637</text:p>
          </table:table-cell>
          <table:table-cell office:value-type="string" calcext:value-type="string">
            <text:p>Main:RESC940914X064</text:p>
          </table:table-cell>
          <table:table-cell/>
          <table:table-cell office:value-type="string" calcext:value-type="string">
            <text:p>Vishay Dale</text:p>
          </table:table-cell>
          <table:table-cell office:value-type="string" calcext:value-type="string">
            <text:p>WSL36373L000FEA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1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1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6K49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K49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.49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8 R3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Main:RESC1206</text:p>
          </table:table-cell>
          <table:table-cell/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3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9 R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2 R33 R34 R35 R36 R37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7.5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3 R26 R39 R7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6.5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7 R38 R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.2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3 R17 R18 R19 R20 R21 R22 R67 R69 R7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27K4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7K4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7.4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6K04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K04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.04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 S2 S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ST_PUSHBTN</text:p>
          </table:table-cell>
          <table:table-cell office:value-type="string" calcext:value-type="string">
            <text:p>Main:SPST_PUSHBTN</text:p>
          </table:table-cell>
          <table:table-cell/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1825027-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C1769FBD100,551</text:p>
          </table:table-cell>
          <table:table-cell office:value-type="string" calcext:value-type="string">
            <text:p>Main:QFP50P1400X1400X160-100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LPC1769FBD100,551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3418</text:p>
          </table:table-cell>
          <table:table-cell office:value-type="string" calcext:value-type="string">
            <text:p>Main:SOT095P300X150X145-5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AP3418KTR-G1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08-FDW6TP</text:p>
          </table:table-cell>
          <table:table-cell office:value-type="string" calcext:value-type="string">
            <text:p>Main:SOP65P440X300X120-8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M24C08-FDW6TP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9E302EFJ-E2</text:p>
          </table:table-cell>
          <table:table-cell office:value-type="string" calcext:value-type="string">
            <text:p>Main:SOP127P490X390X100-8NT320X240</text:p>
          </table:table-cell>
          <table:table-cell/>
          <table:table-cell office:value-type="string" calcext:value-type="string">
            <text:p>Rohm Semiconductor</text:p>
          </table:table-cell>
          <table:table-cell office:value-type="string" calcext:value-type="string">
            <text:p>BD9E302EFJ-E2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3221AIRGVR</text:p>
          </table:table-cell>
          <table:table-cell office:value-type="string" calcext:value-type="string">
            <text:p>Main:QFN65P400X400X90-16NT210X2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INA3221AIRGVR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5060MM/NOPB</text:p>
          </table:table-cell>
          <table:table-cell office:value-type="string" calcext:value-type="string">
            <text:p>Main:SOP50P300X300X100-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5060MM/NOPB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AL4_12MHz</text:p>
          </table:table-cell>
          <table:table-cell office:value-type="string" calcext:value-type="string">
            <text:p>Main:XTAL320X250X100</text:p>
          </table:table-cell>
          <table:table-cell/>
          <table:table-cell office:value-type="string" calcext:value-type="string">
            <text:p>Abracon LLC</text:p>
          </table:table-cell>
          <table:table-cell office:value-type="string" calcext:value-type="string">
            <text:p>ABM8G-12.000MHZ-4Y-T3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4-10T20:36:21.966534690</dc:date>
    <meta:editing-duration>P0D</meta:editing-duration>
    <meta:editing-cycles>1</meta:editing-cycles>
    <meta:document-statistic meta:table-count="1" meta:cell-count="446" meta:object-count="0"/>
  </office:meta>
</office:document-meta>
</file>